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ldar_age26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.80790901184" calcext:value-type="float">
            <text:p>4.807909011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1775560379" calcext:value-type="float">
            <text:p>3.1775560379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.58553409576" calcext:value-type="float">
            <text:p>5.585534095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7924349308" calcext:value-type="float">
            <text:p>2.792434930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80165696144" calcext:value-type="float">
            <text:p>1.8016569614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48912787437" calcext:value-type="float">
            <text:p>2.4891278744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96967887878" calcext:value-type="float">
            <text:p>1.9696788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06541490555" calcext:value-type="float">
            <text:p>2.065414905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11315011978" calcext:value-type="float">
            <text:p>2.113150119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10509896278" calcext:value-type="float">
            <text:p>2.10509896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14506196976" calcext:value-type="float">
            <text:p>2.145061969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12908601761" calcext:value-type="float">
            <text:p>3.129086017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45766496658" calcext:value-type="float">
            <text:p>2.4576649666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0012280941" calcext:value-type="float">
            <text:p>1.0012280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.94421100616" calcext:value-type="float">
            <text:p>5.9442110062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64196300507" calcext:value-type="float">
            <text:p>3.641963005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89651298523" calcext:value-type="float">
            <text:p>4.896512985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02521705627" calcext:value-type="float">
            <text:p>2.025217056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11294293404" calcext:value-type="float">
            <text:p>2.11294293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5536699295" calcext:value-type="float">
            <text:p>2.553669929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17690396309" calcext:value-type="float">
            <text:p>2.1769039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27346992493" calcext:value-type="float">
            <text:p>2.2734699249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24831795692" calcext:value-type="float">
            <text:p>2.2483179569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00934815407" calcext:value-type="float">
            <text:p>4.009348154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19264101982" calcext:value-type="float">
            <text:p>3.1926410198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08901691437" calcext:value-type="float">
            <text:p>3.089016914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67390489578" calcext:value-type="float">
            <text:p>2.673904895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19427585602" calcext:value-type="float">
            <text:p>2.194275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4.36167597771" calcext:value-type="float">
            <text:p>4.3616759777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.04052591324" calcext:value-type="float">
            <text:p>5.040525913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28909492493" calcext:value-type="float">
            <text:p>4.2890949249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47362518311" calcext:value-type="float">
            <text:p>2.4736251831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44069695473" calcext:value-type="float">
            <text:p>4.440696954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68993782997" calcext:value-type="float">
            <text:p>2.6899378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6006398201" calcext:value-type="float">
            <text:p>2.600639820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36863207817" calcext:value-type="float">
            <text:p>2.3686320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25743508339" calcext:value-type="float">
            <text:p>3.2574350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.96097803116" calcext:value-type="float">
            <text:p>1.960978031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53687095642" calcext:value-type="float">
            <text:p>3.536870956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80927610397" calcext:value-type="float">
            <text:p>1.80927610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26516604424" calcext:value-type="float">
            <text:p>2.2651660442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56901502609" calcext:value-type="float">
            <text:p>3.569015026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63329195976" calcext:value-type="float">
            <text:p>2.633291959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80098390579" calcext:value-type="float">
            <text:p>2.8009839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0251789093" calcext:value-type="float">
            <text:p>2.0251789093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59320211411" calcext:value-type="float">
            <text:p>1.593202114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94529891014" calcext:value-type="float">
            <text:p>1.9452989101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52080082893" calcext:value-type="float">
            <text:p>1.5208008289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85702204704" calcext:value-type="float">
            <text:p>3.85702204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48941302299" calcext:value-type="float">
            <text:p>1.48941302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79313802719" calcext:value-type="float">
            <text:p>1.793138027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60091900826" calcext:value-type="float">
            <text:p>1.600919008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6408867836" calcext:value-type="float">
            <text:p>1.6408867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0732049942" calcext:value-type="float">
            <text:p>2.0732049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69736003876" calcext:value-type="float">
            <text:p>1.697360038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28937697411" calcext:value-type="float">
            <text:p>3.2893769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.47299408913" calcext:value-type="float">
            <text:p>1.472994089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.12154388428" calcext:value-type="float">
            <text:p>5.1215438843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29716396332" calcext:value-type="float">
            <text:p>3.297163963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57659292221" calcext:value-type="float">
            <text:p>1.576592922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56126785278" calcext:value-type="float">
            <text:p>1.561267852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67319393158" calcext:value-type="float">
            <text:p>1.673193931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91338896751" calcext:value-type="float">
            <text:p>1.913388967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8014061451" calcext:value-type="float">
            <text:p>2.8014061451</text:p>
          </table:table-cell>
        </table:table-row>
        <table:table-row table:style-name="ro1">
          <table:table-cell table:formula="of:=(8-COUNTIF([.A1:.A64];&quot;=0&quot;))/8" office:value-type="float" office:value="0.875" calcext:value-type="float">
            <text:p>0.875</text:p>
          </table:table-cell>
          <table:table-cell table:formula="of:=(8-COUNTIF([.B1:.B64];&quot;=0&quot;))/8" office:value-type="float" office:value="0.875" calcext:value-type="float">
            <text:p>0.875</text:p>
          </table:table-cell>
          <table:table-cell table:formula="of:=(8-COUNTIF([.C1:.C64];&quot;=0&quot;))/8" office:value-type="float" office:value="1" calcext:value-type="float">
            <text:p>1</text:p>
          </table:table-cell>
          <table:table-cell table:formula="of:=(8-COUNTIF([.D1:.D64];&quot;=0&quot;))/8" office:value-type="float" office:value="0.875" calcext:value-type="float">
            <text:p>0.875</text:p>
          </table:table-cell>
          <table:table-cell table:formula="of:=(8-COUNTIF([.E1:.E64];&quot;=0&quot;))/8" office:value-type="float" office:value="0.75" calcext:value-type="float">
            <text:p>0.75</text:p>
          </table:table-cell>
          <table:table-cell table:formula="of:=(8-COUNTIF([.F1:.F64];&quot;=0&quot;))/8" office:value-type="float" office:value="0.125" calcext:value-type="float">
            <text:p>0.125</text:p>
          </table:table-cell>
          <table:table-cell table:formula="of:=(8-COUNTIF([.G1:.G64];&quot;=0&quot;))/8" office:value-type="float" office:value="1" calcext:value-type="float">
            <text:p>1</text:p>
          </table:table-cell>
          <table:table-cell table:formula="of:=(8-COUNTIF([.H1:.H64];&quot;=0&quot;))/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9:11:14.718823788</dc:date>
    <meta:editing-duration>PT55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